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3.3465in" style:rel-column-width="32767*"/>
    </style:style>
    <style:style style:name="Tabela1.B" style:family="table-column">
      <style:table-column-properties style:column-width="3.3465in" style:rel-column-width="32768*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B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FreeMono" fo:font-weight="bold" officeooo:rsid="00037bfd" officeooo:paragraph-rsid="00056f8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FreeMono" fo:font-weight="bold" officeooo:rsid="00037bfd" officeooo:paragraph-rsid="00037bf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FreeMono" fo:font-weight="bold" officeooo:rsid="00037bfd" officeooo:paragraph-rsid="00056f8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reeMono" fo:font-weight="bold" officeooo:rsid="00056f81" officeooo:paragraph-rsid="00056f8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FreeMono" fo:font-weight="bold" officeooo:rsid="00056f81" officeooo:paragraph-rsid="00056f8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FreeMono" fo:font-weight="bold" officeooo:rsid="000910d2" officeooo:paragraph-rsid="000910d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FreeMono" fo:font-weight="bold" officeooo:rsid="000d3b19" officeooo:paragraph-rsid="000d3b19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FreeMono"/>
    </style:style>
    <style:style style:name="P9" style:family="paragraph" style:parent-style-name="Table_20_Contents">
      <style:paragraph-properties fo:text-align="center" style:justify-single-word="false"/>
      <style:text-properties style:font-name="FreeMono" fo:font-weight="bold" officeooo:rsid="00056f81" officeooo:paragraph-rsid="00056f81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FreeMono" officeooo:rsid="00056f81" officeooo:paragraph-rsid="00056f81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FreeMono" fo:font-weight="bold" officeooo:rsid="00037bfd" officeooo:paragraph-rsid="00037bfd" style:font-weight-asian="bold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FreeMono" fo:font-weight="bold" officeooo:rsid="00056f81" officeooo:paragraph-rsid="00056f81" style:font-weight-asian="bold" style:font-weight-complex="bold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FreeMono" fo:font-weight="bold" officeooo:rsid="00060ca5" officeooo:paragraph-rsid="00060ca5" style:font-weight-asian="bold" style:font-weight-complex="bold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FreeMono" fo:font-weight="bold" officeooo:rsid="000774cd" officeooo:paragraph-rsid="000774cd" style:font-weight-asian="bold" style:font-weight-complex="bold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FreeMono" fo:font-weight="bold" officeooo:rsid="000910d2" officeooo:paragraph-rsid="000910d2" style:font-weight-asian="bold" style:font-weight-complex="bold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FreeMono" fo:font-weight="bold" officeooo:rsid="000d3b19" officeooo:paragraph-rsid="000d3b19" style:font-weight-asian="bold" style:font-weight-complex="bold"/>
    </style:style>
    <style:style style:name="P17" style:family="paragraph" style:parent-style-name="Standard" style:list-style-name="L5">
      <style:paragraph-properties fo:text-align="start" style:justify-single-word="false"/>
      <style:text-properties style:font-name="FreeMono" fo:font-weight="bold" officeooo:rsid="000fd7ae" officeooo:paragraph-rsid="000fd7ae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FreeMono" fo:font-weight="bold" officeooo:rsid="000fd7ae" officeooo:paragraph-rsid="000fd7ae" style:font-weight-asian="bold" style:font-weight-complex="bold"/>
    </style:style>
    <style:style style:name="P19" style:family="paragraph" style:parent-style-name="Standard" style:list-style-name="L6">
      <style:paragraph-properties fo:text-align="start" style:justify-single-word="false"/>
      <style:text-properties style:font-name="FreeMono" fo:font-weight="bold" officeooo:rsid="00122864" officeooo:paragraph-rsid="00122864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FreeMono" fo:font-weight="normal" officeooo:rsid="00037bfd" officeooo:paragraph-rsid="00056f81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FreeMono" fo:font-weight="normal" officeooo:rsid="00056f81" officeooo:paragraph-rsid="00037bfd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FreeMono" fo:font-weight="normal" officeooo:rsid="00056f81" officeooo:paragraph-rsid="00056f81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FreeMono" fo:font-weight="normal" officeooo:rsid="00056f81" officeooo:paragraph-rsid="00056f81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FreeMono" fo:font-weight="normal" officeooo:rsid="00060ca5" officeooo:paragraph-rsid="00056f81" style:font-weight-asian="normal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FreeMono" fo:font-weight="normal" officeooo:rsid="000954ff" officeooo:paragraph-rsid="000954ff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FreeMono" fo:font-weight="normal" officeooo:rsid="000954ff" officeooo:paragraph-rsid="000910d2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FreeMono" fo:font-weight="normal" officeooo:rsid="0009fe16" officeooo:paragraph-rsid="000910d2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FreeMono" fo:font-weight="normal" officeooo:rsid="000bed98" officeooo:paragraph-rsid="000910d2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FreeMono" fo:font-weight="normal" officeooo:rsid="000d3b19" officeooo:paragraph-rsid="000d3b19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FreeMono" fo:font-weight="normal" officeooo:rsid="000d3b19" officeooo:paragraph-rsid="000fd7ae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FreeMono" fo:font-weight="normal" officeooo:rsid="000fd7ae" officeooo:paragraph-rsid="000fd7ae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6f81" style:font-weight-asian="normal" style:font-weight-complex="normal"/>
    </style:style>
    <style:style style:name="T3" style:family="text">
      <style:text-properties fo:font-weight="normal" officeooo:rsid="00037bfd" style:font-weight-asian="normal" style:font-weight-complex="normal"/>
    </style:style>
    <style:style style:name="T4" style:family="text">
      <style:text-properties fo:font-weight="normal" officeooo:rsid="00060ca5" style:font-weight-asian="normal" style:font-weight-complex="normal"/>
    </style:style>
    <style:style style:name="T5" style:family="text">
      <style:text-properties fo:font-weight="normal" officeooo:rsid="000774cd" style:font-weight-asian="normal" style:font-weight-complex="normal"/>
    </style:style>
    <style:style style:name="T6" style:family="text">
      <style:text-properties fo:font-weight="normal" officeooo:rsid="000954ff" style:font-weight-asian="normal" style:font-weight-complex="normal"/>
    </style:style>
    <style:style style:name="T7" style:family="text">
      <style:text-properties fo:font-weight="normal" officeooo:rsid="0009fe16" style:font-weight-asian="normal" style:font-weight-complex="normal"/>
    </style:style>
    <style:style style:name="T8" style:family="text">
      <style:text-properties fo:font-weight="normal" officeooo:rsid="000bed98" style:font-weight-asian="normal" style:font-weight-complex="normal"/>
    </style:style>
    <style:style style:name="T9" style:family="text">
      <style:text-properties fo:font-weight="normal" officeooo:rsid="000d3b19" style:font-weight-asian="normal" style:font-weight-complex="normal"/>
    </style:style>
    <style:style style:name="T10" style:family="text">
      <style:text-properties officeooo:rsid="000954ff"/>
    </style:style>
    <style:style style:name="T11" style:family="text">
      <style:text-properties officeooo:rsid="000f1e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oftware Visão Estéreo</text:p>
      <text:p text:style-name="P2"/>
      <text:list xml:id="list5549940675646891162" text:style-name="L1">
        <text:list-item>
          <text:p text:style-name="P11">Especificações de Hardware</text:p>
        </text:list-item>
      </text:list>
      <text:p text:style-name="P2"/>
      <text:p text:style-name="P2"><text:tab/><text:span text:style-name="T1">Para o desenvolvimento do software de Visão Estéreo, estão sendo utilizados duas câmeras Basler Gigabit Ethernet acA2500-14gc[1], com resoluções de 2590x1942.</text:span></text:p>
      <text:p text:style-name="P20"><text:tab/>As câmeras estão conectadas a um switch HP 1910-8G-PoE+ (180W)(JG350A)[2] através de cabos de rede categoria 6. </text:p>
      <text:p text:style-name="P3"><text:span text:style-name="T1"><text:tab/>O switch conecta-se no </text:span><text:span text:style-name="T5">controlador Ethernet</text:span><text:span text:style-name="T1"> </text:span><text:span text:style-name="T2">Intel 82579V Gigabit Network Connection[3]</text:span><text:span text:style-name="T1"> do computador</text:span><text:span text:style-name="T2">, como ilustra a Figura 1.</text:span></text:p>
      <text:p text:style-name="P21"><text:tab/></text:p>
      <text:p text:style-name="P2"><text:span text:style-name="T1"><text:tab/></text:span><text:span text:style-name="T2">[Figura 1]</text:span></text:p>
      <text:p text:style-name="P21"/>
      <text:list xml:id="list9134928773199939929" text:style-name="L2">
        <text:list-item>
          <text:p text:style-name="P12">Configurações de Hardware <text:span text:style-name="T10">e Parâmetros de Rede</text:span></text:p>
        </text:list-item>
      </text:list>
      <text:p text:style-name="P4"/>
      <text:p text:style-name="P4"><text:span text:style-name="T1"><text:tab/>O </text:span><text:span text:style-name="T5">controlador Ethernet</text:span><text:span text:style-name="T1"> foi configurado para formar uma rede dos dispositivos envolvidos no software de Visão Estéreo.</text:span></text:p>
      <text:p text:style-name="P4"><text:tab/></text:p>
      <text:p text:style-name="P22"><text:tab/>Para identificar as câmeras na rede foi utilizado o software IpConfigurator do fabricante Basler, ilustrado na Figura 2.</text:p>
      <text:p text:style-name="P22"><text:tab/>[Figura 2]</text:p>
      <text:p text:style-name="P22"/>
      <text:p text:style-name="P22"><text:tab/>O switch pôde ser configurado através de uma interface web disponível pelo fabricante.</text:p>
      <text:p text:style-name="P22"><text:tab/>[Figura 3]</text:p>
      <text:p text:style-name="P22"/>
      <text:p text:style-name="P22"><text:tab/>Os seguintes endereços IP foram atribuídos aos dispositivos:</text:p>
      <text:p text:style-name="P2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">Dispositivo</text:p>
          </table:table-cell>
          <table:table-cell table:style-name="Tabela1.B1" office:value-type="string">
            <text:p text:style-name="P9">Endereço IP</text:p>
          </table:table-cell>
        </table:table-row>
        <table:table-row>
          <table:table-cell table:style-name="Tabela1.A2" office:value-type="string">
            <text:p text:style-name="P23">Controlador Ethernet</text:p>
            <text:p text:style-name="P23">Intel 82579V Gigabit Network Connection</text:p>
          </table:table-cell>
          <table:table-cell table:style-name="Tabela1.B2" office:value-type="string">
            <text:p text:style-name="P10">169.254.8.110</text:p>
            <text:p text:style-name="P10"/>
          </table:table-cell>
        </table:table-row>
        <table:table-row>
          <table:table-cell table:style-name="Tabela1.A2" office:value-type="string">
            <text:p text:style-name="P10">Switch HP <text:span text:style-name="T3">1910-8G-PoE+ (180W)(JG350A)</text:span></text:p>
          </table:table-cell>
          <table:table-cell table:style-name="Tabela1.B2" office:value-type="string">
            <text:p text:style-name="P8">169.254.8.111</text:p>
          </table:table-cell>
        </table:table-row>
        <table:table-row>
          <table:table-cell table:style-name="Tabela1.A2" office:value-type="string">
            <text:p text:style-name="P10">Câmera 1 <text:span text:style-name="T3">Basler Gigabit Ethernet acA2500-14gc</text:span></text:p>
          </table:table-cell>
          <table:table-cell table:style-name="Tabela1.B2" office:value-type="string">
            <text:p text:style-name="P8">169.254.8.100</text:p>
          </table:table-cell>
        </table:table-row>
        <table:table-row>
          <table:table-cell table:style-name="Tabela1.A2" office:value-type="string">
            <text:p text:style-name="P1"><text:span text:style-name="T2">Câmera 2 </text:span><text:span text:style-name="T1">Basler Gigabit Ethernet acA2500-14gc</text:span></text:p>
          </table:table-cell>
          <table:table-cell table:style-name="Tabela1.B2" office:value-type="string">
            <text:p text:style-name="P8">169.254.8.102</text:p>
          </table:table-cell>
        </table:table-row>
      </table:table>
      <text:p text:style-name="P22"/>
      <text:p text:style-name="P22"><text:tab/>Desta forma, foi possível utilizar o software do fabricante PylonViewer para obter a visão das câmeras.</text:p>
      <text:p text:style-name="P22"><text:tab/>[Figura 4]</text:p>
      <text:p text:style-name="P4"/>
      <text:p text:style-name="P4"><text:tab/><text:span text:style-name="T4">As configurações de fábrica não são suficientes para que as câmeras operem com seu melhor desempenho de 14,6 quadros por segundo.</text:span></text:p>
      <text:p text:style-name="P24"><text:tab/>Os seguintes ajustes foram realizados que isto fosse possível:</text:p>
      <text:p text:style-name="P24"/>
      <text:list xml:id="list3654469394056789718" text:style-name="L3">
        <text:list-item>
          <text:p text:style-name="P13"><text:span text:style-name="T1">Aumento do Maximum Tranmission Unit (MTU) </text:span><text:span text:style-name="T5">do controlador Ethernet</text:span><text:span text:style-name="T1"> para 8192 bytes no Linux e 9000 bytes no Windows. Desta forma as câmeras conseguem enviar o quadro capturado em um só pacote, evitando a fragmentação e aumentando a </text:span><text:span text:style-name="T6">vazão de dados</text:span><text:span text:style-name="T1">. </text:span><text:span text:style-name="T5">O aumento do MTU também é conhecido como “Jumbo Frames”.</text:span></text:p>
        </text:list-item>
        <text:list-item>
          <text:p text:style-name="P14"><text:span text:style-name="T1">Aumento do buffer de recepção do controlador Ethernet </text:span><text:soft-page-break/><text:span text:style-name="T1">para seu tamanho máximo, permitindo que o controlador enfileire um número maior de quadros aumentando a vazão de dados.</text:span></text:p>
        </text:list-item>
        <text:list-item>
          <text:p text:style-name="P25">Aumento da prioridade do processo de visualição das câmeras para prioridade de tempo real.</text:p>
        </text:list-item>
        <text:list-item>
          <text:p text:style-name="P15"><text:span text:style-name="T1">Redução da frequência de interrupções da CPU a partir do controlador Ethernet, permitindo que o processo </text:span><text:span text:style-name="T6">de visualição das câmeras seja escalonado mais vezes e consequentemente aumentando a frequência do processamento das imagens.</text:span></text:p>
        </text:list-item>
      </text:list>
      <text:p text:style-name="P26"/>
      <text:p text:style-name="P6"><text:span text:style-name="T6"><text:tab/>Com estes ajustes foi possível atingir o máximo desempenho das câmeras, mas com apenas uma câmera sendo acionada </text:span><text:span text:style-name="T8">por vez </text:span><text:span text:style-name="T6">pelo software de visuali</text:span><text:span text:style-name="T8">za</text:span><text:span text:style-name="T6">ção.</text:span></text:p>
      <text:p text:style-name="P26"/>
      <text:p text:style-name="P6"><text:span text:style-name="T6"><text:tab/>Como as duas câmeras estão conectadas a um switch, este tornou-se um ponto de encontro dos pacotes enviados pelas câmeras. <text:s/>Essa situação não é considerada nas configurações de fábrica, </text:span><text:span text:style-name="T7">e</text:span><text:span text:style-name="T6"> ao acionar as duas câmeras simultaneamente </text:span><text:span text:style-name="T7">no software de visualização</text:span><text:span text:style-name="T6">, os pacotes estavam colidindo no switch ocasionando em perda e corrupção de pacotes.</text:span></text:p>
      <text:p text:style-name="P26"/>
      <text:p text:style-name="P6"><text:span text:style-name="T6"><text:tab/>Para solucionar este problema, foi necessário configurar mais dois parâmetros de rede: </text:span><text:span text:style-name="T7">inter-packet delay (atraso entre pacotes) e frame transmission delay (atraso de transmissão de quadro), com a intenção de sincronizar o envio dos pacotes das câmeras para o switch </text:span><text:span text:style-name="T8">levando em consideração o tempo para formar a captura de uma imagem na câmera e o tempo necessário para transmiti-la no link</text:span><text:span text:style-name="T7">, evitando </text:span><text:span text:style-name="T8">assim</text:span><text:span text:style-name="T7"> a colisão dos pacotes </text:span><text:span text:style-name="T8">no switch</text:span><text:span text:style-name="T7">.</text:span></text:p>
      <text:p text:style-name="P27"/>
      <text:p text:style-name="P6"><text:span text:style-name="T7"><text:tab/>O documento do fabricante explica detalhadamente como realizar os cálculos necessários para determinar os valores desses parâmetros </text:span><text:span text:style-name="T8">de atraso</text:span><text:span text:style-name="T7">, que dependem da resolução da imagem, do formato dos pixels e da taxa de transmissão da rede.</text:span></text:p>
      <text:p text:style-name="P6"><text:span text:style-name="T7"><text:tab/>Com a resolução da imagem sendo de 2590x1942 (5.029.780 pixels), utilizando 1 byte por pixel (Mono-8 </text:span><text:span text:style-name="T8">com</text:span><text:span text:style-name="T7"> filtro Bayer GB 8) e numa rede Gigabit Ethernet onde são necessários 0,008 microssegundos para transmitir 1 byte (essa relação é conhecida como “tick”), no Linux foi determinado o valor constante de 8192 ticks para o IPD (Inter-Packet Delay) e o valor incial de 4096 ticks para o FTD (</text:span><text:span text:style-name="T8">F</text:span><text:span text:style-name="T7">rame </text:span><text:span text:style-name="T8">T</text:span><text:span text:style-name="T7">ransmission </text:span><text:span text:style-name="T8">D</text:span><text:span text:style-name="T7">elay); no Windows foi definido o valor constante de 9018 ticks para o IPD e o valor inicial de 6233 ticks para o FTD.</text:span></text:p>
      <text:p text:style-name="P6"><text:span text:style-name="T7"><text:tab/>O valor d</text:span><text:span text:style-name="T8">o</text:span><text:span text:style-name="T7"> FTD é multiplicado pelo índice da câmera, formando assim um pipeline e sincronizando o envio dos pacotes ao switch. Por exemplo: câmera 1 com FTD 4096, câmera 2 com FTD 4096 x 2, e assim sucessivamente. </text:span><text:span text:style-name="T8">Todas possuem o mesmo valor de IPD.</text:span></text:p>
      <text:p text:style-name="P6"><text:span text:style-name="T6"><text:tab/></text:span><text:span text:style-name="T8">Os valores variam de acordo com o Sistema Operacional pois cada um interage com os pacotes de um jeito, mas o software de visualização obteve o mesmo desempenho em ambos os Sistemas Operacionais (12,4 a 12,6 quadros por segundo para cada câmera operando simultaneamente).</text:span></text:p>
      <text:p text:style-name="P28"/>
      <text:p text:style-name="P6"><text:span text:style-name="T8"><text:tab/></text:span><text:span text:style-name="T9">Finalmente as câmeras foram configuradas e puderam ser acionadas simultaneamente pelo software de visualização do fabricante, podendo assim ser iniciado o desenvolvimento de um software próprio para identificação e alinhamento dos alvos do projeto AGE-PETROBRAS.</text:span></text:p>
      <text:p text:style-name="P26"/>
      <text:list xml:id="list1801326199005332977" text:style-name="L4">
        <text:list-item>
          <text:p text:style-name="P16">Desenvolvimento do <text:span text:style-name="T10">S</text:span>oftware de Visão Estéreo</text:p>
        </text:list-item>
      </text:list>
      <text:p text:style-name="P7"><text:soft-page-break/></text:p>
      <text:p text:style-name="P7"><text:tab/><text:span text:style-name="T1">Nesta primeira etapa, foi desenvolvido apenas a captura simultânea das imagens das câmeras utilizando o SDK (Software Development Kit) fornecido pelo fabricante, Pylon SDK.</text:span></text:p>
      <text:p text:style-name="P29"><text:tab/>Foi utilizado a versão C++ da API (Application Programming Interface) e o programa CMake para gerar os arquivos de compilação do software, tornando-o portável entre os diversos Sistemas Operacionais. O software foi compilado e executado tanto no Windows como no Linux, e obteve a mesma performance.</text:p>
      <text:p text:style-name="P29"/>
      <text:p text:style-name="P29"><text:tab/><text:span text:style-name="T11">As imagens capturadas pelas câmeras estão sendo exibidas em janelas da biblioteca OpenCV (Open Computer Vision).</text:span></text:p>
      <text:p text:style-name="P29"><text:tab/><text:span text:style-name="T11">Para isto, é necessário construir um objeto da classe Mat a partir dos bytes provenientes das câmeras, consequentemente gerando um custo adicional de processamento.</text:span></text:p>
      <text:p text:style-name="P30"><text:span text:style-name="T11"><text:tab/>O OpenCV foi escolhido pois também será utilizado para realizar a calibração das câmeras.</text:span></text:p>
      <text:p text:style-name="P30"/>
      <text:p text:style-name="P29"><text:tab/><text:span text:style-name="T11">Foi possível notar num primeiro momento que o software desenvolvido tinha um atraso maior para exibir a imagem capturada em relação ao software PylonViewer do fabricante, pois no software do fabricante não existe a necessidade de copiar os bytes para outra estrutura de dados.</text:span></text:p>
      <text:p text:style-name="P29"><text:tab/><text:span text:style-name="T11">Ao calcular o tempo de processamento necessário para copiar os bytes para a estrutura Mat, foi somado este tempo em ticks ao FTD de cada câmera. O atraso na exibição da imagem foi anulado, mas a taxa de quadros por segundo também foi reduzida.</text:span></text:p>
      <text:p text:style-name="P29"><text:tab/><text:span text:style-name="T11">Este é o principal trade-off do software desenvolvido: quanto maior o tempo de processamento da imagem, menor a taxa de quadros por segundo.</text:span></text:p>
      <text:p text:style-name="P29"><text:tab/><text:span text:style-name="T11">É um fato importante para processar as imagens em tempo real e uma motivação para otimizar os algoritmos de detecção dos alvos utilizando OpenCL, que também tem um custo de processamento e que também deve ser somado ao FTD de cada câmera.</text:span></text:p>
      <text:p text:style-name="P29"/>
      <text:list xml:id="list7614657523226060937" text:style-name="L5">
        <text:list-item>
          <text:p text:style-name="P17">Conclusões</text:p>
        </text:list-item>
      </text:list>
      <text:p text:style-name="P18"/>
      <text:p text:style-name="P31"><text:tab/>Ao utilizar câmeras Gigabit Ethernet, os parâmetros de rede são fundamentais para que as câmeras operem conforme o esperado.</text:p>
      <text:p text:style-name="P31"/>
      <text:p text:style-name="P31"><text:tab/>Quando mais de uma câmera estão conectadas a um mesmo ponto de encontro, é necessário sincronizá-las formando um pipeline para evitar colisão e corrupção dos dados. No caso de câmeras Gigabit Ethernet, isso pode ser feito ajustando os parâmetros de atraso entre pacotes (IPD) e atraso de transmissão de quadro (FTD).</text:p>
      <text:p text:style-name="P31"/>
      <text:p text:style-name="P31"><text:tab/>No caso de várias câmeras conectadas a um mesmo ponto de encontro, quanto maiores os atrasos para a sincronização, menor será a taxa de quadros por segundo (FPS).</text:p>
      <text:p text:style-name="P31"/>
      <text:p text:style-name="P31"><text:tab/>O tempo de processamento da imagem deve ser levado em conta nos atrasos de sincronização. No caso de câmeras Gigabit Ethernet, este tempo de processamento deve ser somado ao FTD.</text:p>
      <text:p text:style-name="P31"/>
      <text:list xml:id="list7798723028385903621" text:style-name="L6">
        <text:list-item>
          <text:p text:style-name="P19">Bibliografia</text:p>
        </text:list-item>
      </text:list>
      <text:p text:style-name="P31"/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</meta:initial-creator>
    <meta:creation-date>2014-03-18T08:54:11.798475596</meta:creation-date>
    <dc:date>2014-03-18T17:56:11.413446956</dc:date>
    <dc:creator>gabriel </dc:creator>
    <meta:editing-duration>PT2H28M17S</meta:editing-duration>
    <meta:editing-cycles>6</meta:editing-cycles>
    <meta:generator>LibreOffice/4.1.3.2$Linux_X86_64 LibreOffice_project/410m0$Build-2</meta:generator>
    <meta:document-statistic meta:table-count="1" meta:image-count="0" meta:object-count="0" meta:page-count="3" meta:paragraph-count="58" meta:word-count="1156" meta:character-count="7369" meta:non-whitespace-character-count="6239"/>
  </office:meta>
</office:document-meta>
</file>